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9F000001076B44FCD3.svm" manifest:media-type=""/>
  <manifest:file-entry manifest:full-path="Pictures/200000010000026E0000012DEEE613EA.svm" manifest:media-type=""/>
  <manifest:file-entry manifest:full-path="Pictures/20000001000001A700000107E5158BB3.svm" manifest:media-type=""/>
  <manifest:file-entry manifest:full-path="Pictures/2000000100000219000000D89D53FAFC.svm" manifest:media-type=""/>
  <manifest:file-entry manifest:full-path="Pictures/2000000100000146000000D81E6D9209.svm" manifest:media-type=""/>
  <manifest:file-entry manifest:full-path="Pictures/200000010000029C0000012D9F55C84A.svm" manifest:media-type=""/>
  <manifest:file-entry manifest:full-path="Pictures/2000000100000219000000D86EF8AC59.svm" manifest:media-type=""/>
  <manifest:file-entry manifest:full-path="Pictures/20000001000002000000015B5808B264.svm" manifest:media-type=""/>
  <manifest:file-entry manifest:full-path="Pictures/20000001000001F70000015B5C98E41B.svm" manifest:media-type=""/>
  <manifest:file-entry manifest:full-path="Pictures/20000002000001170000012A8B271A35.eps" manifest:media-type=""/>
  <manifest:file-entry manifest:full-path="Pictures/10000000000000200000002000309F1C.png" manifest:media-type="image/png"/>
  <manifest:file-entry manifest:full-path="Pictures/200000010000019F000001076BD4BABB.svm" manifest:media-type=""/>
  <manifest:file-entry manifest:full-path="Pictures/2000000100000124000000D8A19DD694.svm" manifest:media-type=""/>
  <manifest:file-entry manifest:full-path="Pictures/20000001000001F70000015BA46D22CA.svm" manifest:media-type=""/>
  <manifest:file-entry manifest:full-path="Pictures/2000000100000211000000D89DA36A90.svm" manifest:media-type=""/>
  <manifest:file-entry manifest:full-path="Pictures/20000001000000270000013E2A5F83B6.svm" manifest:media-type=""/>
  <manifest:file-entry manifest:full-path="Pictures/200000010000012D000000D8F4A9CB9C.svm" manifest:media-type=""/>
  <manifest:file-entry manifest:full-path="Pictures/200000010000017D0000012D6352EAEF.svm" manifest:media-type=""/>
  <manifest:file-entry manifest:full-path="Pictures/20000001000002760000012DC64F301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0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0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{m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{m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m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j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j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m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m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m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j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j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v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{j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{j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3.803cm" svg:height="4.063cm" svg:x="4.467cm" svg:y="0.557cm">
          <draw:image xlink:href="Pictures/20000002000001170000012A8B271A35.eps" xlink:type="simple" xlink:show="embed" xlink:actuate="onLoad">
            <text:p/>
          </draw:image>
        </draw:frame>
        <draw:frame draw:style-name="gr2" draw:text-style-name="P1" draw:layer="layout" svg:width="0.349cm" svg:height="0.258cm" svg:x="8.252cm" svg:y="2.402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456cm" svg:height="0.36cm" svg:x="7.039cm" svg:y="1.206cm">
          <draw:image xlink:href="Pictures/200000010000017D0000012D6352EAEF.svm" xlink:type="simple" xlink:show="embed" xlink:actuate="onLoad">
            <text:p/>
          </draw:image>
        </draw:frame>
        <draw:frame draw:style-name="gr4" draw:text-style-name="P1" draw:layer="layout" svg:width="0.3cm" svg:height="0.215cm" svg:x="6.607cm" svg:y="2.982cm">
          <draw:image xlink:href="Pictures/200000010000012D000000D8F4A9CB9C.svm" xlink:type="simple" xlink:show="embed" xlink:actuate="onLoad">
            <text:p/>
          </draw:image>
        </draw:frame>
        <draw:frame draw:style-name="gr5" draw:text-style-name="P1" draw:layer="layout" svg:width="0.325cm" svg:height="0.215cm" svg:x="6.581cm" svg:y="1.9cm">
          <draw:image xlink:href="Pictures/2000000100000146000000D81E6D9209.svm" xlink:type="simple" xlink:show="embed" xlink:actuate="onLoad">
            <text:p/>
          </draw:image>
        </draw:frame>
        <draw:frame draw:style-name="gr6" draw:text-style-name="P1" draw:layer="layout" svg:width="0.745cm" svg:height="0.36cm" svg:x="5.676cm" svg:y="0.34cm">
          <draw:image xlink:href="Pictures/200000010000026E0000012DEEE613EA.svm" xlink:type="simple" xlink:show="embed" xlink:actuate="onLoad">
            <text:p/>
          </draw:image>
        </draw:frame>
        <draw:frame draw:style-name="gr7" draw:text-style-name="P1" draw:layer="layout" svg:width="0.755cm" svg:height="0.36cm" svg:x="5.676cm" svg:y="0.933cm">
          <draw:image xlink:href="Pictures/20000001000002760000012DC64F301C.svm" xlink:type="simple" xlink:show="embed" xlink:actuate="onLoad">
            <text:p/>
          </draw:image>
        </draw:frame>
        <draw:frame draw:style-name="gr8" draw:text-style-name="P1" draw:layer="layout" svg:width="0.8cm" svg:height="0.36cm" svg:x="5.676cm" svg:y="1.884cm">
          <draw:image xlink:href="Pictures/200000010000029C0000012D9F55C84A.svm" xlink:type="simple" xlink:show="embed" xlink:actuate="onLoad">
            <text:p/>
          </draw:image>
        </draw:frame>
        <draw:frame draw:style-name="gr9" draw:text-style-name="P1" draw:layer="layout" svg:width="0.602cm" svg:height="0.415cm" svg:x="5.732cm" svg:y="2.832cm">
          <draw:image xlink:href="Pictures/20000001000001F70000015BA46D22CA.svm" xlink:type="simple" xlink:show="embed" xlink:actuate="onLoad">
            <text:p/>
          </draw:image>
        </draw:frame>
        <draw:frame draw:style-name="gr10" draw:text-style-name="P1" draw:layer="layout" svg:width="0.613cm" svg:height="0.415cm" svg:x="5.687cm" svg:y="3.463cm">
          <draw:image xlink:href="Pictures/20000001000002000000015B5808B264.svm" xlink:type="simple" xlink:show="embed" xlink:actuate="onLoad">
            <text:p/>
          </draw:image>
        </draw:frame>
        <draw:frame draw:style-name="gr11" draw:text-style-name="P1" draw:layer="layout" svg:width="0.634cm" svg:height="0.258cm" svg:x="3.913cm" svg:y="0.595cm">
          <draw:image xlink:href="Pictures/2000000100000211000000D89DA36A90.svm" xlink:type="simple" xlink:show="embed" xlink:actuate="onLoad">
            <text:p/>
          </draw:image>
        </draw:frame>
        <draw:frame draw:style-name="gr12" draw:text-style-name="P1" draw:layer="layout" svg:width="0.643cm" svg:height="0.258cm" svg:x="3.913cm" svg:y="1.192cm">
          <draw:image xlink:href="Pictures/2000000100000219000000D89D53FAFC.svm" xlink:type="simple" xlink:show="embed" xlink:actuate="onLoad">
            <text:p/>
          </draw:image>
        </draw:frame>
        <draw:frame draw:style-name="gr13" draw:text-style-name="P1" draw:layer="layout" svg:width="0.643cm" svg:height="0.258cm" svg:x="3.913cm" svg:y="2.182cm">
          <draw:image xlink:href="Pictures/2000000100000219000000D86EF8AC59.svm" xlink:type="simple" xlink:show="embed" xlink:actuate="onLoad">
            <text:p/>
          </draw:image>
        </draw:frame>
        <draw:frame draw:style-name="gr14" draw:text-style-name="P1" draw:layer="layout" svg:width="0.497cm" svg:height="0.314cm" svg:x="3.913cm" svg:y="2.581cm">
          <draw:image xlink:href="Pictures/200000010000019F000001076B44FCD3.svm" xlink:type="simple" xlink:show="embed" xlink:actuate="onLoad">
            <text:p/>
          </draw:image>
        </draw:frame>
        <draw:frame draw:style-name="gr15" draw:text-style-name="P1" draw:layer="layout" svg:width="0.506cm" svg:height="0.314cm" svg:x="3.913cm" svg:y="3.128cm">
          <draw:image xlink:href="Pictures/20000001000001A700000107E5158BB3.svm" xlink:type="simple" xlink:show="embed" xlink:actuate="onLoad">
            <text:p/>
          </draw:image>
        </draw:frame>
        <draw:frame draw:style-name="gr16" draw:text-style-name="P1" draw:layer="layout" svg:width="0.046cm" svg:height="0.38cm" svg:x="5.401cm" svg:y="1.624cm">
          <draw:image xlink:href="Pictures/20000001000000270000013E2A5F83B6.svm" xlink:type="simple" xlink:show="embed" xlink:actuate="onLoad">
            <text:p/>
          </draw:image>
        </draw:frame>
        <draw:frame draw:style-name="gr16" draw:text-style-name="P1" draw:layer="layout" svg:width="0.046cm" svg:height="0.38cm" svg:x="5.401cm" svg:y="3.586cm">
          <draw:image xlink:href="Pictures/20000001000000270000013E2A5F83B6.svm" xlink:type="simple" xlink:show="embed" xlink:actuate="onLoad">
            <text:p/>
          </draw:image>
        </draw:frame>
        <draw:frame draw:style-name="gr17" draw:text-style-name="P1" draw:layer="layout" svg:width="0.602cm" svg:height="0.415cm" svg:x="5.72cm" svg:y="4.389cm">
          <draw:image xlink:href="Pictures/20000001000001F70000015B5C98E41B.svm" xlink:type="simple" xlink:show="embed" xlink:actuate="onLoad">
            <text:p/>
          </draw:image>
        </draw:frame>
        <draw:frame draw:style-name="gr18" draw:text-style-name="P1" draw:layer="layout" svg:width="0.497cm" svg:height="0.314cm" svg:x="3.913cm" svg:y="4.121cm">
          <draw:image xlink:href="Pictures/200000010000019F000001076BD4BAB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29T07:27:28</meta:creation-date>
    <meta:editing-duration>PT37M41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3-30T08:56:33</dc:date>
    <dc:creator>kkk </dc:creator>
    <meta:document-statistic meta:object-count="19"/>
    <meta:template xlink:type="simple" xlink:actuate="onRequest" xlink:title="kkkFigures" xlink:href="../../../../.libreoffice/3/user/template/kkkFigures.otg" meta:date="2014-03-29T07:27:27"/>
  </office:meta>
</office:document-meta>
</file>